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 Local" svg:font-family="'Segoe UI Local', 'Segoe WP', 'Segoe UI Web', SkypeUISymbol, Tahoma, 'Helvetica Neue', Helvetica, 'Meiryo UI', Meiryo, 'Arial Unicode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33353a" style:font-name="Segoe UI Local" fo:font-size="9.75pt" fo:letter-spacing="normal" fo:font-style="normal" fo:font-weight="normal"/>
    </style:style>
    <style:style style:name="T2" style:family="text">
      <style:text-properties fo:font-variant="normal" fo:text-transform="none" fo:color="#33353a" fo:font-size="9.75pt" fo:letter-spacing="normal" fo:font-style="normal" fo:font-weight="normal"/>
    </style:style>
    <style:style style:name="T3" style:family="text">
      <style:text-properties fo:font-variant="normal" fo:text-transform="none" fo:color="#33353a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DEC</text:p>
      <text:p text:style-name="P1">Gra rynkowa</text:p>
      <text:p text:style-name="P2">Tomasz Jakubczyk</text:p>
      <text:p text:style-name="P2">Andrzej Roguski</text:p>
      <text:p text:style-name="P2"/>
      <text:list xml:id="list4859886594492116096" text:style-name="L1">
        <text:list-item>
          <text:p text:style-name="P4">Koncepcja</text:p>
        </text:list-item>
      </text:list>
      <text:p text:style-name="P3">Zauważyliśmy, że z powodu braku kredytu ryzyko jest zawsze 100% lub 0%. Dodatkowo popyt znacznie przewyższa możliwości produkcyjne graczy.</text:p>
      <text:p text:style-name="P3">Funkcja ceny do procentu sprzedaży wyprodukowanego towaru posiada maksimum, oraz jest maksimum funkcji jakości do ceny za którą można wszystko sprzedać.</text:p>
      <text:p text:style-name="P3">Cena jednostkowa zależy nieliniowo od ilości sprzedawanego towaru.</text:p>
      <text:p text:style-name="P6">Wpływ reklamy na wyniki wydaje się być znikomy lub wręcz negatywny.</text:p>
      <text:p text:style-name="P6"><text:span text:style-name="T3">Gra zachowuje się w sposób deterministyczny, efektywnie redukując element ryzyka (niepewności zysku) do zera.</text:span></text:p>
      <text:p text:style-name="P3"/>
      <text:p text:style-name="P3">Cenę i jakość obliczamy następująco:</text:p>
      <text:list xml:id="list3975222778533938890" text:style-name="L2">
        <text:list-item>
          <text:p text:style-name="P5">wczytuję dane z rund z dawnych rozgrywek (było ich chyba około 200)</text:p>
        </text:list-item>
        <text:list-item>
          <text:p text:style-name="P5">szereguję je według stosunku kasa_na_wyjściu / kasa_na_wejściu</text:p>
        </text:list-item>
        <text:list-item>
          <text:p text:style-name="P5">wybieram 10 najlepszych i uśredniam wyniki</text:p>
        </text:list-item>
      </text:list>
      <text:p text:style-name="P3"/>
      <text:p text:style-name="P3">Koszt jednostkowy:</text:p>
      <text:p text:style-name="P3">Liczę go funkcją uzyskaną poprzez interpolację wielomianową zebranych wcześniej danych jako, że zależy on od liczby produktów, liczę go przyrostowo, dodając w każdej pętli 10 produktów, dopóki koszt całkowity mieści się w budżecie</text:p>
      <text:p text:style-name="P3"/>
      <text:p text:style-name="P3">Na wszelkie zarzuty odnośnie metodyki obliczania danych można odpowiedzieć, że działa i robi pieniądze.</text:p>
      <text:p text:style-name="P3"/>
      <text:list xml:id="list39696029" text:continue-list="list4859886594492116096" text:style-name="L1">
        <text:list-item>
          <text:p text:style-name="P4">Środowisko</text:p>
        </text:list-item>
      </text:list>
      <text:p text:style-name="P3">Program napisany jest w C++.</text:p>
      <text:p text:style-name="P3">Działa pod systemem Windows i Linux.</text:p>
      <text:p text:style-name="P3">Komunikacja z użytkownikiem odbywa się za pomocą terminalu.</text:p>
      <text:p text:style-name="P3"/>
      <text:list xml:id="list39680526" text:continue-numbering="true" text:style-name="L1">
        <text:list-item>
          <text:p text:style-name="P4">Użycie programu</text:p>
        </text:list-item>
      </text:list>
      <text:p text:style-name="P3">W każdej rundzie gry do programu należy wprowadzić ilość wolnej gotówki.</text:p>
      <text:p text:style-name="P3">Program poda wolumen towaru który powinniśmy produkować w danej rundzie, oraz cenę i jakoś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 Local" svg:font-family="'Segoe UI Local', 'Segoe WP', 'Segoe UI Web', SkypeUISymbol, Tahoma, 'Helvetica Neue', Helvetica, 'Meiryo UI', Meiryo, 'Arial Unicode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6-01-28T18:34:47.17</meta:creation-date>
    <dc:date>2016-01-28T19:50:53.58</dc:date>
    <dc:creator>Tomasz Jakubczyk</dc:creator>
    <meta:editing-duration>PT8M2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4" meta:word-count="213" meta:character-count="1466"/>
  </office:meta>
</office:document-meta>
</file>